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80" text:display="none"/>
    </style:style>
    <style:style style:name="T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8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00.00%" fo:text-align="center"/>
    </style:style>
    <style:style style:name="P9" style:family="paragraph">
      <style:paragraph-properties fo:line-height="100.00%" fo:text-align="left"/>
    </style:style>
    <style:style style:name="P10" style:family="paragraph">
      <style:paragraph-properties fo:line-height="100.00%" fo:text-align="left"/>
    </style:style>
  </office:automatic-styles>
  <office:body>
    <office:text>
      <text:p text:style-name="P1"><text:span text:style-name="T1">MacEwan University</text:span></text:p>
      <text:p text:style-name="P1"><text:span text:style-name="T1">Winter 2015</text:span></text:p>
      <text:p text:style-name="P1"><text:span text:style-name="T1">CMPT 395</text:span></text:p>
      <text:p text:style-name="P1"><text:span text:style-name="T1">Assignment 1</text:span></text:p>
      <text:p text:style-name="P1"><text:span text:style-name="T2"/></text:p>
      <text:p text:style-name="P1"><text:span text:style-name="T3">Brittany Lohner</text:span></text:p>
      <text:p text:style-name="P1"><text:span text:style-name="T3">1692065</text:span></text:p>
      <text:p text:style-name="P1"><text:span text:style-name="T4"/></text:p>
      <text:p text:style-name="P2"><text:span text:style-name="T5">My brand, “Annie Pixeltrik”</text:span></text:p>
      <text:p text:style-name="P3"><text:span text:style-name="T6"/></text:p>
      <text:p text:style-name="P4"><text:a xlink:href="https://github.com/AnniePixeltrik"><text:span text:style-name="T7">https://github.com/AnniePixeltrik</text:span></text:a><text:span text:style-name="T8"/></text:p>
      <text:p text:style-name="P4"><text:a xlink:href="https://twitter.com/AnniePixeltrik"><text:span text:style-name="T9">https://twitter.com/AnniePixeltrik</text:span></text:a><text:span text:style-name="T10"/></text:p>
      <text:p text:style-name="P4"><text:a xlink:href="http://anniepixeltrik.tumblr.com/"><text:span text:style-name="T11">http://anniepixeltrik.tumblr.com/</text:span></text:a><text:span text:style-name="T12"><text:s/></text:span></text:p>
      <text:p text:style-name="P4"><text:span text:style-name="T13"/></text:p>
      <text:p text:style-name="P5"><text:span text:style-name="T13"/></text:p>
      <text:p text:style-name="P6"><text:span text:style-name="T14"><text:tab/>I am naturally very capricious, so committing to a single brand or id to use to represent myself has been the result of a very sporadic evolution. My full name, Brittany Anne Lohner, is not very memorable and I have many reasons why I dislike it. My first name is too common to use as a 'brand'. I went through several brands such as<text:s text:c="2"/>“Magoo,” or “Neysia” before settling on one that I really like.</text:span></text:p>
      <text:p text:style-name="P6"><text:span text:style-name="T15"/></text:p>
      <text:p text:style-name="P6"><text:span text:style-name="T16"><text:tab/>About a year or so ago, I began trying out the gamer-tag “Pixel.” (I do many artsy things, and I like that this name kind of hints towards that, as well as the hints towards computers) I ran into issues where the name was taken in a lot of places. Shortening it to “Pix” definitely didn't help, many more people used it and a lot of user-names need to be longer than 3 characters. So I searched for a conjugate name using the word “Pixel.” Many variations later, I found “Pixeltrik” to be much more unique and I ran into less issues with it being taken. </text:span></text:p>
      <text:p text:style-name="P6"><text:span text:style-name="T17"/></text:p>
      <text:p text:style-name="P6"><text:span text:style-name="T18"><text:tab/>Then, half a year later, someone gave me the nickname, “Annie,” because they knew I did not like my name. Simply a variation on my middle name. I started using that name when I started a new job, and I introduce myself as “Annie” now to almost everyone. I don't bother with trying to convince my family or friends to call me “Annie,” and I don't bother using it at school to avoid confusion where teachers see my legal name anyways. It is just a name that I have decided to go forward with.</text:span></text:p>
      <text:p text:style-name="P6"><text:span text:style-name="T19"/></text:p>
      <text:p text:style-name="P6"><text:span text:style-name="T20"><text:tab/>When creating new accounts, I combine the two names as though it were a real first and last name. With this combination, I have yet to run into another person with this same brand. The image I chose for my avatar is intentionally not a picture of myself. I don't want people to see my profile and think, 'female.' Which I have found in the past to be an issue. So I chose an appealing, meaningful image and hopefully people that view my profile look at content instead of my avatar. </text:span></text:p>
      <text:p text:style-name="P6"><text:span text:style-name="T21"/></text:p>
      <text:p text:style-name="P6"><text:span text:style-name="T21"/></text:p>
      <text:p text:style-name="P7"><text:span text:style-name="T22">FOSS developer brand, “Andre Santee" </text:span></text:p>
      <text:p text:style-name="P7"><text:span text:style-name="T23"/></text:p>
      <text:p text:style-name="P8"><text:a xlink:href="https://github.com/andresan87"><text:span text:style-name="T24">https://github.com/andresan87</text:span></text:a><text:span text:style-name="T25"/></text:p>
      <text:p text:style-name="P8"><text:a xlink:href="https://twitter.com/decosantee"><text:span text:style-name="T26">https://twitter.com/decosantee</text:span></text:a><text:span text:style-name="T27"/></text:p>
      <text:p text:style-name="P8"><text:a xlink:href="https://www.facebook.com/andre.santee.7"><text:span text:style-name="T28">https://www.facebook.com/andre.santee.7</text:span></text:a><text:span text:style-name="T29"/></text:p>
      <text:p text:style-name="P8"><text:a xlink:href="https://www.linkedin.com/pub/andré-santee/23/15b/88a"><text:span text:style-name="T31">https://www.linkedin.com/pub/andr%C3%A9-santee/23/15b/88a</text:span></text:a><text:span text:style-name="T32"/></text:p>
      <text:p text:style-name="P8"><text:a xlink:href="http://asanteegames.com/"><text:span text:style-name="T33">http://asanteegames.com/</text:span></text:a><text:span text:style-name="T34"><text:s/></text:span></text:p>
      <text:p text:style-name="P8"><text:a xlink:href="https://www.pinterest.com/andresantee/"><text:span text:style-name="T35">https://www.pinterest.com/andresantee/</text:span></text:a><text:span text:style-name="T36"><text:s/></text:span></text:p>
      <text:p text:style-name="P9"><text:span text:style-name="T37"/></text:p>
      <text:p text:style-name="P9"><text:span text:style-name="T37"/></text:p>
      <text:p text:style-name="P10"><text:span text:style-name="T38">Andre Santee is a founding developer of the Ethanon 2D game engine. He uses that game engine to produce games. He has information about his games on his website and you can download them from Google Play or the App Store. Andre has created a very solid e-presence. He has put himself and his work out on many social media sites and makes it accesible to the public. What is so great about the Ethanon game engine, is not just that it is open-source, but it is also well documented (</text:span><text:a xlink:href="http://doc.ethanonengine.com/"><text:span text:style-name="T39">http://doc.ethanonengine.com/</text:span></text:a><text:span text:style-name="T40">). </text:span></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1"/></text:p>
      <text:p text:style-name="P10"><text:span text:style-name="T42"><text:tab/></text:span></text:p>
      <text:p text:style-name="P10"><text:span text:style-name="T42"><text:tab/></text:span></text:p>
      <text:p text:style-name="P10"><text:span text:style-name="T4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